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07802a" officeooo:paragraph-rsid="0007802a"/>
    </style:style>
    <style:style style:name="P2" style:family="paragraph" style:parent-style-name="Standard" style:list-style-name="L2">
      <style:text-properties officeooo:rsid="0007802a" officeooo:paragraph-rsid="0007802a"/>
    </style:style>
    <style:style style:name="P3" style:family="paragraph" style:parent-style-name="Standard" style:list-style-name="L2">
      <style:text-properties officeooo:paragraph-rsid="0007802a"/>
    </style:style>
    <style:style style:name="P4" style:family="paragraph" style:parent-style-name="Standard">
      <style:text-properties fo:font-weight="bold" officeooo:rsid="0007802a" officeooo:paragraph-rsid="0007802a" style:font-weight-asian="bold" style:font-weight-complex="bold"/>
    </style:style>
    <style:style style:name="P5" style:family="paragraph" style:parent-style-name="Standard">
      <style:text-properties officeooo:rsid="0008f614" officeooo:paragraph-rsid="0008f614"/>
    </style:style>
    <style:style style:name="P6" style:family="paragraph" style:parent-style-name="Standard">
      <style:text-properties officeooo:rsid="000ad8c6" officeooo:paragraph-rsid="000ad8c6"/>
    </style:style>
    <style:style style:name="T1" style:family="text">
      <style:text-properties officeooo:rsid="0007802a"/>
    </style:style>
    <style:style style:name="T2" style:family="text">
      <style:text-properties officeooo:rsid="0008f614"/>
    </style:style>
    <style:style style:name="T3" style:family="text">
      <style:text-properties officeooo:rsid="000ad8c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</text:p>
      <text:p text:style-name="P5">guide here:</text:p>
      <text:p text:style-name="P5"><text:a xlink:type="simple" xlink:href="https://github.com/kaiwhata/ENGR101-2016/wiki/Report-Writing-guide" text:style-name="Internet_20_link" text:visited-style-name="Visited_20_Internet_20_Link">https://github.com/kaiwhata/ENGR101-2016/wiki/Report-Writing-guide</text:a></text:p>
      <text:p text:style-name="P5"/>
      <text:p text:style-name="P5">Aim: To build a functioning robot that will follow a white line through curves and intersections, it will then get to a maze section without a white line and successfully navigate its way to the end of the maze.</text:p>
      <text:p text:style-name="P5"/>
      <text:p text:style-name="P5">Possible Motivations:</text:p>
      <text:p text:style-name="P5">Practise working in a team</text:p>
      <text:p text:style-name="P5">Beat other teams.</text:p>
      <text:p text:style-name="P5">Gain skills in working on long term projects such as time managing, breaking tasks up etc.</text:p>
      <text:p text:style-name="P5">Increase communications skills.</text:p>
      <text:p text:style-name="P6">Good grades</text:p>
      <text:p text:style-name="P6">Self fulfilment. </text:p>
      <text:p text:style-name="P5"/>
      <text:p text:style-name="P4">Software:</text:p>
      <text:p text:style-name="P1"/>
      <text:p text:style-name="P1">Problem to be solved:</text:p>
      <text:list xml:id="list5545245788970281535" text:style-name="L2">
        <text:list-item>
          <text:p text:style-name="P2">Robot loses the line when it oscillates when following it, and then keeps going forward. As error signal is 0 <text:span text:style-name="T3">when all black</text:span>.</text:p>
          <text:p text:style-name="P2"/>
          <text:p text:style-name="P2">What we’ve done:</text:p>
        </text:list-item>
        <text:list-item>
          <text:p text:style-name="P3"><text:span text:style-name="T1">Takes all pixels along one line, puts them into an array</text:span></text:p>
        </text:list-item>
        <text:list-item>
          <text:p text:style-name="P2">if the greyscale of the pixels are darker than a certain value, then they are black otherwise they are white.</text:p>
        </text:list-item>
        <text:list-item>
          <text:p text:style-name="P2">Amount of whiteness which is detected that is not centred will create a plus/minus error signal</text:p>
        </text:list-item>
        <text:list-item>
          <text:p text:style-name="P2">Error signal is used to control speed of each wheel. So that it turns proportionate to how off centred line is.</text:p>
        </text:list-item>
        <text:list-item>
          <text:p text:style-name="P2">Implemented PID into code to follow line. Haven’t managed to get it working perfectly yet.</text:p>
        </text:list-item>
      </text:list>
      <text:p text:style-name="P4"/>
      <text:p text:style-name="P4">Hardware:</text:p>
      <text:p text:style-name="P1">3d printing complex shapes harder than expected</text:p>
      <text:p text:style-name="P1"><text:span text:style-name="T2">B</text:span>uilt basic chassis <text:span text:style-name="T3">so that code can be tested before final model is built</text:span></text:p>
      <text:p text:style-name="P1"><text:span text:style-name="T2">S</text:span>ketches for cases done, <text:span text:style-name="T3">best design still to be chosen</text:span></text:p>
      <text:p text:style-name="P1"><text:span text:style-name="T2">M</text:span>odel for back wheel/<text:span text:style-name="T3">ball</text:span> designed, <text:span text:style-name="T2">temporary marble in place atm</text:span></text:p>
      <text:p text:style-name="P1"><text:span text:style-name="T2">C</text:span>amera held securely in place at front <text:span text:style-name="T3">so that there isn’t any jiggling when robot moving</text:span></text:p>
      <text:p text:style-name="P1">Using large wheels (pros/cons)</text:p>
      <text:p text:style-name="P1"/>
      <text:p text:style-name="P4">Network:</text:p>
      <text:p text:style-name="P1">Written code to open gate through wifi.</text:p>
      <text:p text:style-name="P1">Need to write code to use sensor to stop/start when gate closed/open</text:p>
      <text:p text:style-name="P6">This code possibly can be used in the maze as well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11:03:03.841838899</meta:creation-date>
    <dc:date>2016-05-13T11:37:32.631948066</dc:date>
    <meta:editing-duration>PT28S</meta:editing-duration>
    <meta:editing-cycles>1</meta:editing-cycles>
    <meta:document-statistic meta:table-count="0" meta:image-count="0" meta:object-count="0" meta:page-count="1" meta:paragraph-count="32" meta:word-count="291" meta:character-count="1682" meta:non-whitespace-character-count="1429"/>
    <meta:generator>LibreOffice/5.1.0.3$Linux_X86_64 LibreOffice_project/5e3e00a007d9b3b6efb6797a8b8e57b51ab1f737</meta:generator>
  </office:meta>
</office:document-meta>
</file>